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7">
      <style:table-cell-properties fo:background-color="#ffff00"/>
    </style:style>
    <style:style style:name="ce3" style:family="table-cell" style:parent-style-name="Default" style:data-style-name="N114">
      <style:table-cell-properties fo:background-color="#ffff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number-columns-repeated="1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b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float" office:value="0.7696" calcext:value-type="float">
            <text:p>0.76960</text:p>
          </table:table-cell>
          <table:table-cell table:style-name="ce3" office:value-type="float" office:value="0.0002682" calcext:value-type="float">
            <text:p>0.00026820</text:p>
          </table:table-cell>
          <table:table-cell table:style-name="ce1" office:value-type="float" office:value="-20.84" calcext:value-type="float">
            <text:p>-20.84</text:p>
          </table:table-cell>
          <table:table-cell table:style-name="ce2" office:value-type="float" office:value="0.1764" calcext:value-type="float">
            <text:p>0.1764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erro 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erro 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 sigma</text:p>
          </table:table-cell>
          <table:table-cell table:style-name="ce5" office:value-type="string" calcext:value-type="string">
            <text:p>energia</text:p>
          </table:table-cell>
          <table:table-cell office:value-type="string" calcext:value-type="string">
            <text:p>erro energia</text:p>
          </table:table-cell>
          <table:table-cell table:style-name="Default" office:value-type="string" calcext:value-type="string">
            <text:p>Energia teo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Desvio (sigma)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0C</text:p>
          </table:table-cell>
          <table:table-cell table:style-name="ce4" office:value-type="float" office:value="3451.12" calcext:value-type="float">
            <text:p>3451.12</text:p>
          </table:table-cell>
          <table:table-cell table:style-name="ce4" office:value-type="float" office:value="64.6613" calcext:value-type="float">
            <text:p>64.6613</text:p>
          </table:table-cell>
          <table:table-cell table:style-name="ce4" office:value-type="float" office:value="898.666" calcext:value-type="float">
            <text:p>898.666</text:p>
          </table:table-cell>
          <table:table-cell table:style-name="ce4" office:value-type="float" office:value="0.6232" calcext:value-type="float">
            <text:p>0.6232</text:p>
          </table:table-cell>
          <table:table-cell table:style-name="ce4" office:value-type="float" office:value="32.637" calcext:value-type="float">
            <text:p>32.637</text:p>
          </table:table-cell>
          <table:table-cell table:style-name="ce4" office:value-type="float" office:value="0.5329" calcext:value-type="float">
            <text:p>0.5329</text:p>
          </table:table-cell>
          <table:table-cell table:style-name="ce4" table:formula="of:=[.I5]*[.$B$3]+[.$D$3]" office:value-type="float" office:value="670.7733536" calcext:value-type="float">
            <text:p>670.7733536</text:p>
          </table:table-cell>
          <table:table-cell table:style-name="ce4" table:formula="of:=SQRT(([.$B$3]*[.J5])^2+([.$C$3]*[.I5])^2+([.$E$3])^2)" office:value-type="float" office:value="0.56501234566411" calcext:value-type="float">
            <text:p>0.565012345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5]-[.O5])/[.O5]*100" office:value-type="float" office:value="1.32528000000001" calcext:value-type="float">
            <text:p>1.32528</text:p>
          </table:table-cell>
          <table:table-cell table:style-name="ce4" table:formula="of:=ABS([.O5]-[.M5])/[.N5]" office:value-type="float" office:value="15.5277201769599" calcext:value-type="float">
            <text:p>15.5277201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C2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office:value-type="float" office:value="893.877" calcext:value-type="float">
            <text:p>893.877</text:p>
          </table:table-cell>
          <table:table-cell table:style-name="ce5" office:value-type="float" office:value="0.6335" calcext:value-type="float">
            <text:p>0.6335</text:p>
          </table:table-cell>
          <table:table-cell office:value-type="float" office:value="32.2938" calcext:value-type="float">
            <text:p>32.2938</text:p>
          </table:table-cell>
          <table:table-cell office:value-type="float" office:value="0.5343" calcext:value-type="float">
            <text:p>0.5343</text:p>
          </table:table-cell>
          <table:table-cell table:formula="of:=[.I6]*[.$B$3]+[.$D$3]" office:value-type="float" office:value="667.0877392" calcext:value-type="float">
            <text:p>667.0877392</text:p>
          </table:table-cell>
          <table:table-cell table:formula="of:=SQRT(([.$B$3]*[.J6])^2+([.$C$3]*[.I6])^2+([.$E$3])^2)" office:value-type="float" office:value="0.571216237466533" calcext:value-type="float">
            <text:p>0.5712162375</text:p>
          </table:table-cell>
          <table:table-cell office:value-type="float" office:value="662" calcext:value-type="float">
            <text:p>662</text:p>
          </table:table-cell>
          <table:table-cell table:formula="of:=ABS([.M6]-[.O6])/[.O6]*100" office:value-type="float" office:value="0.768540664652566" calcext:value-type="float">
            <text:p>0.7685406647</text:p>
          </table:table-cell>
          <table:table-cell table:formula="of:=ABS([.O6]-[.M6])/[.N6]" office:value-type="float" office:value="8.90685324801902" calcext:value-type="float">
            <text:p>8.906853248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0S</text:p>
          </table:table-cell>
          <table:table-cell table:style-name="ce4" office:value-type="float" office:value="5516.01" calcext:value-type="float">
            <text:p>5516.01</text:p>
          </table:table-cell>
          <table:table-cell table:style-name="ce4" office:value-type="float" office:value="77.8254" calcext:value-type="float">
            <text:p>77.8254</text:p>
          </table:table-cell>
          <table:table-cell table:style-name="ce4" office:value-type="float" office:value="899.68" calcext:value-type="float">
            <text:p>899.68</text:p>
          </table:table-cell>
          <table:table-cell table:style-name="ce4" office:value-type="float" office:value="0.52802" calcext:value-type="float">
            <text:p>0.52802</text:p>
          </table:table-cell>
          <table:table-cell table:style-name="ce4" office:value-type="float" office:value="34.5857" calcext:value-type="float">
            <text:p>34.5857</text:p>
          </table:table-cell>
          <table:table-cell table:style-name="ce4" office:value-type="float" office:value="0.4771" calcext:value-type="float">
            <text:p>0.4771</text:p>
          </table:table-cell>
          <table:table-cell table:style-name="ce4" table:formula="of:=[.I7]*[.$B$3]+[.$D$3]" office:value-type="float" office:value="671.553728" calcext:value-type="float">
            <text:p>671.553728</text:p>
          </table:table-cell>
          <table:table-cell table:style-name="ce4" table:formula="of:=SQRT(([.$B$3]*[.J7])^2+([.$C$3]*[.I7])^2+([.$E$3])^2)" office:value-type="float" office:value="0.504451876705134" calcext:value-type="float">
            <text:p>0.504451876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7]-[.O7])/[.O7]*100" office:value-type="float" office:value="1.44316132930513" calcext:value-type="float">
            <text:p>1.4431613293</text:p>
          </table:table-cell>
          <table:table-cell table:style-name="ce4" table:formula="of:=ABS([.O7]-[.M7])/[.N7]" office:value-type="float" office:value="18.9388293337332" calcext:value-type="float">
            <text:p>18.93882933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S2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office:value-type="float" office:value="894.868" calcext:value-type="float">
            <text:p>894.868</text:p>
          </table:table-cell>
          <table:table-cell table:style-name="ce5" office:value-type="float" office:value="0.527" calcext:value-type="float">
            <text:p>0.527</text:p>
          </table:table-cell>
          <table:table-cell office:value-type="float" office:value="32.888" calcext:value-type="float">
            <text:p>32.888</text:p>
          </table:table-cell>
          <table:table-cell office:value-type="float" office:value="4.6934" calcext:value-type="float">
            <text:p>4.6934</text:p>
          </table:table-cell>
          <table:table-cell table:formula="of:=[.I8]*[.$B$3]+[.$D$3]" office:value-type="float" office:value="667.8504128" calcext:value-type="float">
            <text:p>667.8504128</text:p>
          </table:table-cell>
          <table:table-cell table:formula="of:=SQRT(([.$B$3]*[.J8])^2+([.$C$3]*[.I8])^2+([.$E$3])^2)" office:value-type="float" office:value="0.503202915664827" calcext:value-type="float">
            <text:p>0.5032029157</text:p>
          </table:table-cell>
          <table:table-cell office:value-type="float" office:value="662" calcext:value-type="float">
            <text:p>662</text:p>
          </table:table-cell>
          <table:table-cell table:formula="of:=ABS([.M8]-[.O8])/[.O8]*100" office:value-type="float" office:value="0.883748157099709" calcext:value-type="float">
            <text:p>0.8837481571</text:p>
          </table:table-cell>
          <table:table-cell table:formula="of:=ABS([.O8]-[.M8])/[.N8]" office:value-type="float" office:value="11.6263491682487" calcext:value-type="float">
            <text:p>11.62634916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C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office:value-type="float" office:value="870.635" calcext:value-type="float">
            <text:p>870.635</text:p>
          </table:table-cell>
          <table:table-cell table:style-name="ce5" office:value-type="float" office:value="0.883" calcext:value-type="float">
            <text:p>0.883</text:p>
          </table:table-cell>
          <table:table-cell office:value-type="float" office:value="30.2403" calcext:value-type="float">
            <text:p>30.2403</text:p>
          </table:table-cell>
          <table:table-cell office:value-type="float" office:value="0.9386" calcext:value-type="float">
            <text:p>0.9386</text:p>
          </table:table-cell>
          <table:table-cell table:formula="of:=[.I9]*[.$B$3]+[.$D$3]" office:value-type="float" office:value="649.200696" calcext:value-type="float">
            <text:p>649.200696</text:p>
          </table:table-cell>
          <table:table-cell table:formula="of:=SQRT(([.$B$3]*[.J9])^2+([.$C$3]*[.I9])^2+([.$E$3])^2)" office:value-type="float" office:value="0.739890982384426" calcext:value-type="float">
            <text:p>0.7398909824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9]-[.O9])/[.O9]*100" office:value-type="float" office:value="0.00332837079708633" calcext:value-type="float">
            <text:p>0.0033283708</text:p>
          </table:table-cell>
          <table:table-cell table:formula="of:=ABS([.O9]-[.M9])/[.N9]" office:value-type="float" office:value="0.0292050127741299" calcext:value-type="float">
            <text:p>0.02920501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S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office:value-type="float" office:value="865.017" calcext:value-type="float">
            <text:p>865.017</text:p>
          </table:table-cell>
          <table:table-cell table:style-name="ce5" office:value-type="float" office:value="0.8035" calcext:value-type="float">
            <text:p>0.8035</text:p>
          </table:table-cell>
          <table:table-cell office:value-type="float" office:value="30.1665" calcext:value-type="float">
            <text:p>30.1665</text:p>
          </table:table-cell>
          <table:table-cell office:value-type="float" office:value="0.7861" calcext:value-type="float">
            <text:p>0.7861</text:p>
          </table:table-cell>
          <table:table-cell table:formula="of:=[.I10]*[.$B$3]+[.$D$3]" office:value-type="float" office:value="644.8770832" calcext:value-type="float">
            <text:p>644.8770832</text:p>
          </table:table-cell>
          <table:table-cell table:formula="of:=SQRT(([.$B$3]*[.J10])^2+([.$C$3]*[.I10])^2+([.$E$3])^2)" office:value-type="float" office:value="0.683612270767953" calcext:value-type="float">
            <text:p>0.6836122708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10]-[.O10])/[.O10]*100" office:value-type="float" office:value="0.669296371258713" calcext:value-type="float">
            <text:p>0.6692963713</text:p>
          </table:table-cell>
          <table:table-cell table:formula="of:=ABS([.O10]-[.M10])/[.N10]" office:value-type="float" office:value="6.35626584161614" calcext:value-type="float">
            <text:p>6.35626584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20C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office:value-type="float" office:value="793.956" calcext:value-type="float">
            <text:p>793.956</text:p>
          </table:table-cell>
          <table:table-cell table:style-name="ce5" office:value-type="float" office:value="2.10079" calcext:value-type="float">
            <text:p>2.10079</text:p>
          </table:table-cell>
          <table:table-cell office:value-type="float" office:value="56.1776" calcext:value-type="float">
            <text:p>56.1776</text:p>
          </table:table-cell>
          <table:table-cell office:value-type="float" office:value="2.07901" calcext:value-type="float">
            <text:p>2.07901</text:p>
          </table:table-cell>
          <table:table-cell table:formula="of:=[.I11]*[.$B$3]+[.$D$3]" office:value-type="float" office:value="590.1885376" calcext:value-type="float">
            <text:p>590.1885376</text:p>
          </table:table-cell>
          <table:table-cell table:formula="of:=SQRT(([.$B$3]*[.J11])^2+([.$C$3]*[.I11])^2+([.$E$3])^2)" office:value-type="float" office:value="1.64024348542152" calcext:value-type="float">
            <text:p>1.6402434854</text:p>
          </table:table-cell>
          <table:table-cell office:value-type="float" office:value="614.027191045605" calcext:value-type="float">
            <text:p>614.0271910456</text:p>
          </table:table-cell>
          <table:table-cell table:formula="of:=ABS([.M11]-[.O11])/[.O11]*100" office:value-type="float" office:value="3.88234491782213" calcext:value-type="float">
            <text:p>3.8823449178</text:p>
          </table:table-cell>
          <table:table-cell table:formula="of:=ABS([.O11]-[.M11])/[.N11]" office:value-type="float" office:value="14.5336065392016" calcext:value-type="float">
            <text:p>14.5336065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30C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office:value-type="float" office:value="754.932" calcext:value-type="float">
            <text:p>754.932</text:p>
          </table:table-cell>
          <table:table-cell table:style-name="ce5" office:value-type="float" office:value="2.29639" calcext:value-type="float">
            <text:p>2.29639</text:p>
          </table:table-cell>
          <table:table-cell office:value-type="float" office:value="47.5863" calcext:value-type="float">
            <text:p>47.5863</text:p>
          </table:table-cell>
          <table:table-cell office:value-type="float" office:value="2.33044" calcext:value-type="float">
            <text:p>2.33044</text:p>
          </table:table-cell>
          <table:table-cell table:formula="of:=[.I12]*[.$B$3]+[.$D$3]" office:value-type="float" office:value="560.1556672" calcext:value-type="float">
            <text:p>560.1556672</text:p>
          </table:table-cell>
          <table:table-cell table:formula="of:=SQRT(([.$B$3]*[.J12])^2+([.$C$3]*[.I12])^2+([.$E$3])^2)" office:value-type="float" office:value="1.78758709825824" calcext:value-type="float">
            <text:p>1.7875870983</text:p>
          </table:table-cell>
          <table:table-cell office:value-type="float" office:value="564.093669811745" calcext:value-type="float">
            <text:p>564.0936698117</text:p>
          </table:table-cell>
          <table:table-cell table:formula="of:=ABS([.M12]-[.O12])/[.O12]*100" office:value-type="float" office:value="0.698111470220756" calcext:value-type="float">
            <text:p>0.6981114702</text:p>
          </table:table-cell>
          <table:table-cell table:formula="of:=ABS([.O12]-[.M12])/[.N12]" office:value-type="float" office:value="2.20297104156884" calcext:value-type="float">
            <text:p>2.20297104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50C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office:value-type="float" office:value="619.109" calcext:value-type="float">
            <text:p>619.109</text:p>
          </table:table-cell>
          <table:table-cell table:style-name="ce5" office:value-type="float" office:value="2.46392" calcext:value-type="float">
            <text:p>2.46392</text:p>
          </table:table-cell>
          <table:table-cell office:value-type="float" office:value="41.5145" calcext:value-type="float">
            <text:p>41.5145</text:p>
          </table:table-cell>
          <table:table-cell office:value-type="float" office:value="2.42828" calcext:value-type="float">
            <text:p>2.42828</text:p>
          </table:table-cell>
          <table:table-cell table:formula="of:=[.I13]*[.$B$3]+[.$D$3]" office:value-type="float" office:value="455.6262864" calcext:value-type="float">
            <text:p>455.6262864</text:p>
          </table:table-cell>
          <table:table-cell table:formula="of:=SQRT(([.$B$3]*[.J13])^2+([.$C$3]*[.I13])^2+([.$E$3])^2)" office:value-type="float" office:value="1.91164506810349" calcext:value-type="float">
            <text:p>1.9116450681</text:p>
          </table:table-cell>
          <table:table-cell office:value-type="float" office:value="452.566547304072" calcext:value-type="float">
            <text:p>452.5665473041</text:p>
          </table:table-cell>
          <table:table-cell table:formula="of:=ABS([.M13]-[.O13])/[.O13]*100" office:value-type="float" office:value="0.676086006390634" calcext:value-type="float">
            <text:p>0.6760860064</text:p>
          </table:table-cell>
          <table:table-cell table:formula="of:=ABS([.O13]-[.M13])/[.N13]" office:value-type="float" office:value="1.60057907557264" calcext:value-type="float">
            <text:p>1.60057907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table:style-name="ce5"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table:formula="of:=[.I14]*[.$B$3]+[.$D$3]" office:value-type="float" office:value="354.978768" calcext:value-type="float">
            <text:p>354.978768</text:p>
          </table:table-cell>
          <table:table-cell table:formula="of:=SQRT(([.$B$3]*[.J14])^2+([.$C$3]*[.I14])^2+([.$E$3])^2)"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table:formula="of:=ABS([.M14]-[.O14])/[.O14]*100" office:value-type="float" office:value="0.669634129546086" calcext:value-type="float">
            <text:p>0.6696341295</text:p>
          </table:table-cell>
          <table:table-cell table:formula="of:=ABS([.O14]-[.M14])/[.N14]" office:value-type="float" office:value="1.24226975942612" calcext:value-type="float">
            <text:p>1.24226975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table:style-name="ce5"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table:formula="of:=[.I15]*[.$B$3]+[.$D$3]" office:value-type="float" office:value="292.5780608" calcext:value-type="float">
            <text:p>292.5780608</text:p>
          </table:table-cell>
          <table:table-cell table:formula="of:=SQRT(([.$B$3]*[.J15])^2+([.$C$3]*[.I15])^2+([.$E$3])^2)"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table:formula="of:=ABS([.M15]-[.O15])/[.O15]*100" office:value-type="float" office:value="1.4520622789271" calcext:value-type="float">
            <text:p>1.4520622789</text:p>
          </table:table-cell>
          <table:table-cell table:formula="of:=ABS([.O15]-[.M15])/[.N15]" office:value-type="float" office:value="4.55613249264795" calcext:value-type="float">
            <text:p>4.5561324926</text:p>
          </table:table-cell>
        </table:table-row>
        <table:table-row table:style-name="ro1" table:number-rows-repeated="2">
          <table:table-cell table:number-columns-repeated="12"/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0C2</text:p>
          </table:table-cell>
          <table:table-cell office:value-type="float" office:value="3211.97" calcext:value-type="float">
            <text:p>3211.97</text:p>
          </table:table-cell>
          <table:table-cell office:value-type="float" office:value="63.2495" calcext:value-type="float">
            <text:p>63.2495</text:p>
          </table:table-cell>
          <table:table-cell office:value-type="float" office:value="893.787" calcext:value-type="float">
            <text:p>893.787</text:p>
          </table:table-cell>
          <table:table-cell office:value-type="float" office:value="0.642616" calcext:value-type="float">
            <text:p>0.642616</text:p>
          </table:table-cell>
          <table:table-cell office:value-type="float" office:value="31.2405" calcext:value-type="float">
            <text:p>31.2405</text:p>
          </table:table-cell>
          <table:table-cell office:value-type="float" office:value="0.519053" calcext:value-type="float">
            <text:p>0.519053</text:p>
          </table:table-cell>
          <table:table-cell table:formula="of:=[.I18]*[.$B$3]+[.$D$3]" office:value-type="float" office:value="667.0184752" calcext:value-type="float">
            <text:p>667.0184752</text:p>
          </table:table-cell>
          <table:table-cell table:formula="of:=SQRT(([.$B$3]*[.J18])^2+([.$C$3]*[.I18])^2+([.$E$3])^2)" office:value-type="float" office:value="0.577205771008561" calcext:value-type="float">
            <text:p>0.577205771</text:p>
          </table:table-cell>
          <table:table-cell office:value-type="float" office:value="662" calcext:value-type="float">
            <text:p>662</text:p>
          </table:table-cell>
          <table:table-cell table:formula="of:=ABS([.M18]-[.O18])/[.O18]*100" office:value-type="float" office:value="0.758077824773416" calcext:value-type="float">
            <text:p>0.7580778248</text:p>
          </table:table-cell>
          <table:table-cell table:formula="of:=ABS([.O18]-[.M18])/[.N18]" office:value-type="float" office:value="8.69443004915067" calcext:value-type="float">
            <text:p>8.69443004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S2</text:p>
          </table:table-cell>
          <table:table-cell office:value-type="float" office:value="4788.62" calcext:value-type="float">
            <text:p>4788.62</text:p>
          </table:table-cell>
          <table:table-cell office:value-type="float" office:value="74.9849" calcext:value-type="float">
            <text:p>74.9849</text:p>
          </table:table-cell>
          <table:table-cell office:value-type="float" office:value="894.969" calcext:value-type="float">
            <text:p>894.969</text:p>
          </table:table-cell>
          <table:table-cell office:value-type="float" office:value="0.527671" calcext:value-type="float">
            <text:p>0.527671</text:p>
          </table:table-cell>
          <table:table-cell office:value-type="float" office:value="32.342" calcext:value-type="float">
            <text:p>32.342</text:p>
          </table:table-cell>
          <table:table-cell office:value-type="float" office:value="0.438971" calcext:value-type="float">
            <text:p>0.438971</text:p>
          </table:table-cell>
          <table:table-cell table:formula="of:=[.I19]*[.$B$3]+[.$D$3]" office:value-type="float" office:value="667.9281424" calcext:value-type="float">
            <text:p>667.9281424</text:p>
          </table:table-cell>
          <table:table-cell table:formula="of:=SQRT(([.$B$3]*[.J19])^2+([.$C$3]*[.I19])^2+([.$E$3])^2)" office:value-type="float" office:value="0.503632135357231" calcext:value-type="float">
            <text:p>0.5036321354</text:p>
          </table:table-cell>
          <table:table-cell office:value-type="float" office:value="662" calcext:value-type="float">
            <text:p>662</text:p>
          </table:table-cell>
          <table:table-cell table:formula="of:=ABS([.M19]-[.O19])/[.O19]*100" office:value-type="float" office:value="0.895489788519648" calcext:value-type="float">
            <text:p>0.8954897885</text:p>
          </table:table-cell>
          <table:table-cell table:formula="of:=ABS([.O19]-[.M19])/[.N19]" office:value-type="float" office:value="11.7707786771692" calcext:value-type="float">
            <text:p>11.770778677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C</text:p>
          </table:table-cell>
          <table:table-cell office:value-type="float" office:value="1514.64" calcext:value-type="float">
            <text:p>1514.64</text:p>
          </table:table-cell>
          <table:table-cell office:value-type="float" office:value="45.0796" calcext:value-type="float">
            <text:p>45.0796</text:p>
          </table:table-cell>
          <table:table-cell office:value-type="float" office:value="870.539" calcext:value-type="float">
            <text:p>870.539</text:p>
          </table:table-cell>
          <table:table-cell office:value-type="float" office:value="0.885709" calcext:value-type="float">
            <text:p>0.885709</text:p>
          </table:table-cell>
          <table:table-cell office:value-type="float" office:value="29.2812" calcext:value-type="float">
            <text:p>29.2812</text:p>
          </table:table-cell>
          <table:table-cell office:value-type="float" office:value="0.7967" calcext:value-type="float">
            <text:p>0.7967</text:p>
          </table:table-cell>
          <table:table-cell table:formula="of:=[.I20]*[.$B$3]+[.$D$3]" office:value-type="float" office:value="649.1268144" calcext:value-type="float">
            <text:p>649.1268144</text:p>
          </table:table-cell>
          <table:table-cell table:formula="of:=SQRT(([.$B$3]*[.J20])^2+([.$C$3]*[.I20])^2+([.$E$3])^2)" office:value-type="float" office:value="0.741798174703325" calcext:value-type="float">
            <text:p>0.7417981747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20]-[.O20])/[.O20]*100" office:value-type="float" office:value="0.0147083864689021" calcext:value-type="float">
            <text:p>0.0147083865</text:p>
          </table:table-cell>
          <table:table-cell table:formula="of:=ABS([.O20]-[.M20])/[.N20]" office:value-type="float" office:value="0.128727905848686" calcext:value-type="float">
            <text:p>0.128727905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S</text:p>
          </table:table-cell>
          <table:table-cell office:value-type="float" office:value="1799.58" calcext:value-type="float">
            <text:p>1799.58</text:p>
          </table:table-cell>
          <table:table-cell office:value-type="float" office:value="48.978" calcext:value-type="float">
            <text:p>48.978</text:p>
          </table:table-cell>
          <table:table-cell office:value-type="float" office:value="864.984" calcext:value-type="float">
            <text:p>864.984</text:p>
          </table:table-cell>
          <table:table-cell office:value-type="float" office:value="0.817638" calcext:value-type="float">
            <text:p>0.817638</text:p>
          </table:table-cell>
          <table:table-cell office:value-type="float" office:value="28.9553" calcext:value-type="float">
            <text:p>28.9553</text:p>
          </table:table-cell>
          <table:table-cell office:value-type="float" office:value="0.680591" calcext:value-type="float">
            <text:p>0.680591</text:p>
          </table:table-cell>
          <table:table-cell table:formula="of:=[.I21]*[.$B$3]+[.$D$3]" office:value-type="float" office:value="644.8516864" calcext:value-type="float">
            <text:p>644.8516864</text:p>
          </table:table-cell>
          <table:table-cell table:formula="of:=SQRT(([.$B$3]*[.J21])^2+([.$C$3]*[.I21])^2+([.$E$3])^2)" office:value-type="float" office:value="0.693467068626313" calcext:value-type="float">
            <text:p>0.6934670686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21]-[.O21])/[.O21]*100" office:value-type="float" office:value="0.673208251645896" calcext:value-type="float">
            <text:p>0.6732082516</text:p>
          </table:table-cell>
          <table:table-cell table:formula="of:=ABS([.O21]-[.M21])/[.N21]" office:value-type="float" office:value="6.30256045791717" calcext:value-type="float">
            <text:p>6.30256045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20C</text:p>
          </table:table-cell>
          <table:table-cell office:value-type="float" office:value="2060.4" calcext:value-type="float">
            <text:p>2060.4</text:p>
          </table:table-cell>
          <table:table-cell office:value-type="float" office:value="76.433" calcext:value-type="float">
            <text:p>76.433</text:p>
          </table:table-cell>
          <table:table-cell office:value-type="float" office:value="793.313" calcext:value-type="float">
            <text:p>793.313</text:p>
          </table:table-cell>
          <table:table-cell office:value-type="float" office:value="2.1351" calcext:value-type="float">
            <text:p>2.1351</text:p>
          </table:table-cell>
          <table:table-cell office:value-type="float" office:value="55.7762" calcext:value-type="float">
            <text:p>55.7762</text:p>
          </table:table-cell>
          <table:table-cell office:value-type="float" office:value="2.03899" calcext:value-type="float">
            <text:p>2.03899</text:p>
          </table:table-cell>
          <table:table-cell table:formula="of:=[.I22]*[.$B$3]+[.$D$3]" office:value-type="float" office:value="589.6936848" calcext:value-type="float">
            <text:p>589.6936848</text:p>
          </table:table-cell>
          <table:table-cell table:formula="of:=SQRT(([.$B$3]*[.J22])^2+([.$C$3]*[.I22])^2+([.$E$3])^2)" office:value-type="float" office:value="1.66625446430827" calcext:value-type="float">
            <text:p>1.6662544643</text:p>
          </table:table-cell>
          <table:table-cell office:value-type="float" office:value="614.027191045605" calcext:value-type="float">
            <text:p>614.0271910456</text:p>
          </table:table-cell>
          <table:table-cell table:formula="of:=ABS([.M22]-[.O22])/[.O22]*100" office:value-type="float" office:value="3.96293626739369" calcext:value-type="float">
            <text:p>3.9629362674</text:p>
          </table:table-cell>
          <table:table-cell table:formula="of:=ABS([.O22]-[.M22])/[.N22]" office:value-type="float" office:value="14.6037155589598" calcext:value-type="float">
            <text:p>14.60371555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30C</text:p>
          </table:table-cell>
          <table:table-cell office:value-type="float" office:value="1027.53" calcext:value-type="float">
            <text:p>1027.53</text:p>
          </table:table-cell>
          <table:table-cell office:value-type="float" office:value="51.6576" calcext:value-type="float">
            <text:p>51.6576</text:p>
          </table:table-cell>
          <table:table-cell office:value-type="float" office:value="755.64" calcext:value-type="float">
            <text:p>755.64</text:p>
          </table:table-cell>
          <table:table-cell office:value-type="float" office:value="2.2402" calcext:value-type="float">
            <text:p>2.2402</text:p>
          </table:table-cell>
          <table:table-cell office:value-type="float" office:value="51.1317" calcext:value-type="float">
            <text:p>51.1317</text:p>
          </table:table-cell>
          <table:table-cell office:value-type="float" office:value="2.46156" calcext:value-type="float">
            <text:p>2.46156</text:p>
          </table:table-cell>
          <table:table-cell table:formula="of:=[.I23]*[.$B$3]+[.$D$3]" office:value-type="float" office:value="560.700544" calcext:value-type="float">
            <text:p>560.700544</text:p>
          </table:table-cell>
          <table:table-cell table:formula="of:=SQRT(([.$B$3]*[.J23])^2+([.$C$3]*[.I23])^2+([.$E$3])^2)" office:value-type="float" office:value="1.74486813840161" calcext:value-type="float">
            <text:p>1.7448681384</text:p>
          </table:table-cell>
          <table:table-cell office:value-type="float" office:value="564.093669811745" calcext:value-type="float">
            <text:p>564.0936698117</text:p>
          </table:table-cell>
          <table:table-cell table:formula="of:=ABS([.M23]-[.O23])/[.O23]*100" office:value-type="float" office:value="0.601518150855581" calcext:value-type="float">
            <text:p>0.6015181509</text:p>
          </table:table-cell>
          <table:table-cell table:formula="of:=ABS([.O23]-[.M23])/[.N23]" office:value-type="float" office:value="1.94463165271232" calcext:value-type="float">
            <text:p>1.94463165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50C</text:p>
          </table:table-cell>
          <table:table-cell office:value-type="float" office:value="1075.58" calcext:value-type="float">
            <text:p>1075.58</text:p>
          </table:table-cell>
          <table:table-cell office:value-type="float" office:value="69.9092" calcext:value-type="float">
            <text:p>69.9092</text:p>
          </table:table-cell>
          <table:table-cell office:value-type="float" office:value="619.861" calcext:value-type="float">
            <text:p>619.861</text:p>
          </table:table-cell>
          <table:table-cell office:value-type="float" office:value="2.41452" calcext:value-type="float">
            <text:p>2.41452</text:p>
          </table:table-cell>
          <table:table-cell office:value-type="float" office:value="49.4343" calcext:value-type="float">
            <text:p>49.4343</text:p>
          </table:table-cell>
          <table:table-cell office:value-type="float" office:value="3.13655" calcext:value-type="float">
            <text:p>3.13655</text:p>
          </table:table-cell>
          <table:table-cell table:formula="of:=[.I24]*[.$B$3]+[.$D$3]" office:value-type="float" office:value="456.2050256" calcext:value-type="float">
            <text:p>456.2050256</text:p>
          </table:table-cell>
          <table:table-cell table:formula="of:=SQRT(([.$B$3]*[.J24])^2+([.$C$3]*[.I24])^2+([.$E$3])^2)" office:value-type="float" office:value="1.87395741731209" calcext:value-type="float">
            <text:p>1.8739574173</text:p>
          </table:table-cell>
          <table:table-cell office:value-type="float" office:value="452.566547304072" calcext:value-type="float">
            <text:p>452.5665473041</text:p>
          </table:table-cell>
          <table:table-cell table:formula="of:=ABS([.M24]-[.O24])/[.O24]*100" office:value-type="float" office:value="0.803965365447884" calcext:value-type="float">
            <text:p>0.8039653654</text:p>
          </table:table-cell>
          <table:table-cell table:formula="of:=ABS([.O24]-[.M24])/[.N24]" office:value-type="float" office:value="1.94160137381719" calcext:value-type="float">
            <text:p>1.94160137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table:formula="of:=[.I25]*[.$B$3]+[.$D$3]" office:value-type="float" office:value="354.978768" calcext:value-type="float">
            <text:p>354.978768</text:p>
          </table:table-cell>
          <table:table-cell table:formula="of:=SQRT(([.$B$3]*[.J25])^2+([.$C$3]*[.I25])^2+([.$E$3])^2)"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table:formula="of:=ABS([.M25]-[.O25])/[.O25]*100" office:value-type="float" office:value="0.669634129546086" calcext:value-type="float">
            <text:p>0.6696341295</text:p>
          </table:table-cell>
          <table:table-cell table:formula="of:=ABS([.O25]-[.M25])/[.N25]" office:value-type="float" office:value="1.24226975942612" calcext:value-type="float">
            <text:p>1.24226975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table:formula="of:=[.I26]*[.$B$3]+[.$D$3]" office:value-type="float" office:value="292.5780608" calcext:value-type="float">
            <text:p>292.5780608</text:p>
          </table:table-cell>
          <table:table-cell table:formula="of:=SQRT(([.$B$3]*[.J26])^2+([.$C$3]*[.I26])^2+([.$E$3])^2)"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table:formula="of:=ABS([.M26]-[.O26])/[.O26]*100" office:value-type="float" office:value="1.4520622789271" calcext:value-type="float">
            <text:p>1.4520622789</text:p>
          </table:table-cell>
          <table:table-cell table:formula="of:=ABS([.O26]-[.M26])/[.N26]" office:value-type="float" office:value="4.55613249264795" calcext:value-type="float">
            <text:p>4.5561324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7:57:58.670492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2-09T15:42:55.454131644</meta:creation-date>
    <dc:date>2015-12-11T18:26:46.834215924</dc:date>
    <dc:creator>Goncalo Castro</dc:creator>
    <meta:editing-duration>PT1H20M14S</meta:editing-duration>
    <meta:editing-cycles>7</meta:editing-cycles>
    <meta:generator>LibreOffice/4.3.7.2$Linux_X86_64 LibreOffice_project/430$Build-2</meta:generator>
    <meta:document-statistic meta:table-count="1" meta:cell-count="259" meta:object-count="0"/>
  </office:meta>
</office:document-meta>
</file>